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9.4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44.04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Glass</text:p>
          </table:table-cell>
          <table:table-cell table:number-columns-repeated="4"/>
          <table:table-cell office:value-type="string" calcext:value-type="string">
            <text:p>Iri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max = None</text:p>
          </table:table-cell>
          <table:table-cell office:value-type="string" calcext:value-type="string">
            <text:p>Vmax = 1</text:p>
          </table:table-cell>
          <table:table-cell office:value-type="string" calcext:value-type="string">
            <text:p>Vmax = 0.1</text:p>
          </table:table-cell>
          <table:table-cell office:value-type="string" calcext:value-type="string">
            <text:p>Vmax = 0.01</text:p>
          </table:table-cell>
          <table:table-cell/>
          <table:table-cell office:value-type="string" calcext:value-type="string">
            <text:p>Vmax = None</text:p>
          </table:table-cell>
          <table:table-cell office:value-type="string" calcext:value-type="string">
            <text:p>Vmax = 1</text:p>
          </table:table-cell>
          <table:table-cell office:value-type="string" calcext:value-type="string">
            <text:p>Vmax = 0.1</text:p>
          </table:table-cell>
          <table:table-cell office:value-type="string" calcext:value-type="string">
            <text:p>Vmax = 0.01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- Tinkerbell:</text:p>
          </table:table-cell>
          <table:table-cell/>
          <table:table-cell table:number-columns-repeated="4" office:value-type="string" calcext:value-type="string">
            <text:p>- Tinkerbell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T:</text:p>
          </table:table-cell>
          <table:table-cell/>
          <table:table-cell table:number-columns-repeated="4" office:value-type="string" calcext:value-type="string">
            <text:p>E_T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0.0909913411404" calcext:value-type="float">
            <text:p>0.0909913411</text:p>
          </table:table-cell>
          <table:table-cell table:style-name="ce1" office:value-type="float" office:value="0.0652686536223" calcext:value-type="float">
            <text:p>0.0652686536</text:p>
          </table:table-cell>
          <table:table-cell office:value-type="float" office:value="0.061038542029" calcext:value-type="float">
            <text:p>0.061038542</text:p>
          </table:table-cell>
          <table:table-cell office:value-type="float" office:value="0.0599971538356" calcext:value-type="float">
            <text:p>0.0599971538</text:p>
          </table:table-cell>
          <table:table-cell/>
          <table:table-cell office:value-type="float" office:value="0.0230610770495" calcext:value-type="float">
            <text:p>0.023061077</text:p>
          </table:table-cell>
          <table:table-cell office:value-type="float" office:value="0.0096172878588" calcext:value-type="float">
            <text:p>0.0096172879</text:p>
          </table:table-cell>
          <table:table-cell office:value-type="float" office:value="0.00921532818328" calcext:value-type="float">
            <text:p>0.0092153282</text:p>
          </table:table-cell>
          <table:table-cell office:value-type="float" office:value="0.00876024261258" calcext:value-type="float">
            <text:p>0.0087602426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2" office:value-type="string" calcext:value-type="string">
            <text:p>Standard deviation: </text:p>
          </table:table-cell>
          <table:table-cell table:style-name="ce5" office:value-type="string" calcext:value-type="string">
            <text:p>Standard deviation: </text:p>
          </table:table-cell>
          <table:table-cell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142499881101" calcext:value-type="float">
            <text:p>0.0142499881</text:p>
          </table:table-cell>
          <table:table-cell office:value-type="float" office:value="0.00375809912871" calcext:value-type="float">
            <text:p>0.0037580991</text:p>
          </table:table-cell>
          <table:table-cell office:value-type="float" office:value="0.00412373461044" calcext:value-type="float">
            <text:p>0.0041237346</text:p>
          </table:table-cell>
          <table:table-cell office:value-type="float" office:value="0.00434978941174" calcext:value-type="float">
            <text:p>0.0043497894</text:p>
          </table:table-cell>
          <table:table-cell/>
          <table:table-cell office:value-type="float" office:value="0.00992221797851" calcext:value-type="float">
            <text:p>0.009922218</text:p>
          </table:table-cell>
          <table:table-cell office:value-type="float" office:value="0.00285274004183" calcext:value-type="float">
            <text:p>0.00285274</text:p>
          </table:table-cell>
          <table:table-cell office:value-type="float" office:value="0.00316726023341" calcext:value-type="float">
            <text:p>0.0031672602</text:p>
          </table:table-cell>
          <table:table-cell office:value-type="float" office:value="0.00293368654806" calcext:value-type="float">
            <text:p>0.0029336865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G:</text:p>
          </table:table-cell>
          <table:table-cell/>
          <table:table-cell table:number-columns-repeated="2" office:value-type="string" calcext:value-type="string">
            <text:p>E_G:</text:p>
          </table:table-cell>
          <table:table-cell table:style-name="ce5" office:value-type="string" calcext:value-type="string">
            <text:p>E_G:</text:p>
          </table:table-cell>
          <table:table-cell office:value-type="string" calcext:value-type="string">
            <text:p>E_G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0.11062660391" calcext:value-type="float">
            <text:p>0.1106266039</text:p>
          </table:table-cell>
          <table:table-cell office:value-type="float" office:value="0.0908868978974" calcext:value-type="float">
            <text:p>0.0908868979</text:p>
          </table:table-cell>
          <table:table-cell office:value-type="float" office:value="0.0831755252015" calcext:value-type="float">
            <text:p>0.0831755252</text:p>
          </table:table-cell>
          <table:table-cell office:value-type="float" office:value="0.0868550533731" calcext:value-type="float">
            <text:p>0.0868550534</text:p>
          </table:table-cell>
          <table:table-cell/>
          <table:table-cell office:value-type="float" office:value="0.0250631257296" calcext:value-type="float">
            <text:p>0.0250631257</text:p>
          </table:table-cell>
          <table:table-cell table:style-name="ce1" office:value-type="float" office:value="0.0151304732113" calcext:value-type="float">
            <text:p>0.0151304732</text:p>
          </table:table-cell>
          <table:table-cell table:style-name="ce1" office:value-type="float" office:value="0.0166133427999" calcext:value-type="float">
            <text:p>0.0166133428</text:p>
          </table:table-cell>
          <table:table-cell office:value-type="float" office:value="0.0169576829517" calcext:value-type="float">
            <text:p>0.016957683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163041677323" calcext:value-type="float">
            <text:p>0.0163041677</text:p>
          </table:table-cell>
          <table:table-cell office:value-type="float" office:value="0.00938298937319" calcext:value-type="float">
            <text:p>0.0093829894</text:p>
          </table:table-cell>
          <table:table-cell office:value-type="float" office:value="0.00738097738089" calcext:value-type="float">
            <text:p>0.0073809774</text:p>
          </table:table-cell>
          <table:table-cell office:value-type="float" office:value="0.00809026238269" calcext:value-type="float">
            <text:p>0.0080902624</text:p>
          </table:table-cell>
          <table:table-cell/>
          <table:table-cell office:value-type="float" office:value="0.0132338207194" calcext:value-type="float">
            <text:p>0.0132338207</text:p>
          </table:table-cell>
          <table:table-cell office:value-type="float" office:value="0.00613439222406" calcext:value-type="float">
            <text:p>0.0061343922</text:p>
          </table:table-cell>
          <table:table-cell office:value-type="float" office:value="0.00730673257488" calcext:value-type="float">
            <text:p>0.0073067326</text:p>
          </table:table-cell>
          <table:table-cell office:value-type="float" office:value="0.00747381788048" calcext:value-type="float">
            <text:p>0.00747381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_F:</text:p>
          </table:table-cell>
          <table:table-cell table:style-name="ce2" office:value-type="string" calcext:value-type="string">
            <text:p>p_F:</text:p>
          </table:table-cell>
          <table:table-cell table:number-columns-repeated="2" office:value-type="string" calcext:value-type="string">
            <text:p>p_F:</text:p>
          </table:table-cell>
          <table:table-cell/>
          <table:table-cell table:number-columns-repeated="4" office:value-type="string" calcext:value-type="string">
            <text:p>p_F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1.23065048821" calcext:value-type="float">
            <text:p>1.2306504882</text:p>
          </table:table-cell>
          <table:table-cell office:value-type="float" office:value="1.39820067288" calcext:value-type="float">
            <text:p>1.3982006729</text:p>
          </table:table-cell>
          <table:table-cell office:value-type="float" office:value="1.37143484222" calcext:value-type="float">
            <text:p>1.3714348422</text:p>
          </table:table-cell>
          <table:table-cell office:value-type="float" office:value="1.45888274314" calcext:value-type="float">
            <text:p>1.4588827431</text:p>
          </table:table-cell>
          <table:table-cell/>
          <table:table-cell office:value-type="float" office:value="1.11893239445" calcext:value-type="float">
            <text:p>1.1189323945</text:p>
          </table:table-cell>
          <table:table-cell table:style-name="ce1" office:value-type="float" office:value="2.08362066636" calcext:value-type="float">
            <text:p>2.0836206664</text:p>
          </table:table-cell>
          <table:table-cell table:style-name="ce1" office:value-type="float" office:value="2.6179220133" calcext:value-type="float">
            <text:p>2.6179220133</text:p>
          </table:table-cell>
          <table:table-cell office:value-type="float" office:value="2.52500520207" calcext:value-type="float">
            <text:p>2.5250052021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177549093428" calcext:value-type="float">
            <text:p>0.1775490934</text:p>
          </table:table-cell>
          <table:table-cell office:value-type="float" office:value="0.179177839043" calcext:value-type="float">
            <text:p>0.179177839</text:p>
          </table:table-cell>
          <table:table-cell office:value-type="float" office:value="0.169578133182" calcext:value-type="float">
            <text:p>0.1695781332</text:p>
          </table:table-cell>
          <table:table-cell office:value-type="float" office:value="0.199588364356" calcext:value-type="float">
            <text:p>0.1995883644</text:p>
          </table:table-cell>
          <table:table-cell/>
          <table:table-cell office:value-type="float" office:value="0.49370866316" calcext:value-type="float">
            <text:p>0.4937086632</text:p>
          </table:table-cell>
          <table:table-cell office:value-type="float" office:value="1.83364145631" calcext:value-type="float">
            <text:p>1.8336414563</text:p>
          </table:table-cell>
          <table:table-cell office:value-type="float" office:value="2.72659362673" calcext:value-type="float">
            <text:p>2.7265936267</text:p>
          </table:table-cell>
          <table:table-cell office:value-type="float" office:value="1.97185502834" calcext:value-type="float">
            <text:p>1.9718550283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- Lozi:</text:p>
          </table:table-cell>
          <table:table-cell/>
          <table:table-cell table:number-columns-repeated="4" office:value-type="string" calcext:value-type="string">
            <text:p>- Lozi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T:</text:p>
          </table:table-cell>
          <table:table-cell/>
          <table:table-cell table:number-columns-repeated="4" office:value-type="string" calcext:value-type="string">
            <text:p>E_T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table:style-name="ce1" office:value-type="float" office:value="0.0841941894022" calcext:value-type="float">
            <text:p>0.0841941894</text:p>
          </table:table-cell>
          <table:table-cell office:value-type="float" office:value="0.0664687389137" calcext:value-type="float">
            <text:p>0.0664687389</text:p>
          </table:table-cell>
          <table:table-cell table:style-name="ce1" office:value-type="float" office:value="0.0608080799584" calcext:value-type="float">
            <text:p>0.06080808</text:p>
          </table:table-cell>
          <table:table-cell table:style-name="ce1" office:value-type="float" office:value="0.0598671985822" calcext:value-type="float">
            <text:p>0.0598671986</text:p>
          </table:table-cell>
          <table:table-cell/>
          <table:table-cell office:value-type="float" office:value="0.0204175600216" calcext:value-type="float">
            <text:p>0.02041756</text:p>
          </table:table-cell>
          <table:table-cell office:value-type="float" office:value="0.00954248100268" calcext:value-type="float">
            <text:p>0.009542481</text:p>
          </table:table-cell>
          <table:table-cell office:value-type="float" office:value="0.00833094185845" calcext:value-type="float">
            <text:p>0.0083309419</text:p>
          </table:table-cell>
          <table:table-cell table:style-name="ce1" office:value-type="float" office:value="0.00822283648388" calcext:value-type="float">
            <text:p>0.0082228365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0994472405024" calcext:value-type="float">
            <text:p>0.0099447241</text:p>
          </table:table-cell>
          <table:table-cell office:value-type="float" office:value="0.00437042960414" calcext:value-type="float">
            <text:p>0.0043704296</text:p>
          </table:table-cell>
          <table:table-cell office:value-type="float" office:value="0.00510084352594" calcext:value-type="float">
            <text:p>0.0051008435</text:p>
          </table:table-cell>
          <table:table-cell office:value-type="float" office:value="0.00484956402439" calcext:value-type="float">
            <text:p>0.004849564</text:p>
          </table:table-cell>
          <table:table-cell/>
          <table:table-cell office:value-type="float" office:value="0.00881115637591" calcext:value-type="float">
            <text:p>0.0088111564</text:p>
          </table:table-cell>
          <table:table-cell office:value-type="float" office:value="0.00329003194109" calcext:value-type="float">
            <text:p>0.0032900319</text:p>
          </table:table-cell>
          <table:table-cell office:value-type="float" office:value="0.0031908831307" calcext:value-type="float">
            <text:p>0.0031908831</text:p>
          </table:table-cell>
          <table:table-cell office:value-type="float" office:value="0.00311487315525" calcext:value-type="float">
            <text:p>0.0031148732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G:</text:p>
          </table:table-cell>
          <table:table-cell/>
          <table:table-cell table:number-columns-repeated="4" office:value-type="string" calcext:value-type="string">
            <text:p>E_G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0.100561985709" calcext:value-type="float">
            <text:p>0.1005619857</text:p>
          </table:table-cell>
          <table:table-cell table:style-name="ce1" office:value-type="float" office:value="0.0892628365422" calcext:value-type="float">
            <text:p>0.0892628365</text:p>
          </table:table-cell>
          <table:table-cell table:style-name="ce1" office:value-type="float" office:value="0.0822900846558" calcext:value-type="float">
            <text:p>0.0822900847</text:p>
          </table:table-cell>
          <table:table-cell office:value-type="float" office:value="0.0870691640716" calcext:value-type="float">
            <text:p>0.0870691641</text:p>
          </table:table-cell>
          <table:table-cell/>
          <table:table-cell office:value-type="float" office:value="0.0236933736143" calcext:value-type="float">
            <text:p>0.0236933736</text:p>
          </table:table-cell>
          <table:table-cell office:value-type="float" office:value="0.0153493529702" calcext:value-type="float">
            <text:p>0.015349353</text:p>
          </table:table-cell>
          <table:table-cell office:value-type="float" office:value="0.01842011186" calcext:value-type="float">
            <text:p>0.0184201119</text:p>
          </table:table-cell>
          <table:table-cell office:value-type="float" office:value="0.0169428122382" calcext:value-type="float">
            <text:p>0.0169428122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143486758633" calcext:value-type="float">
            <text:p>0.0143486759</text:p>
          </table:table-cell>
          <table:table-cell office:value-type="float" office:value="0.00612635827558" calcext:value-type="float">
            <text:p>0.0061263583</text:p>
          </table:table-cell>
          <table:table-cell office:value-type="float" office:value="0.00807250271838" calcext:value-type="float">
            <text:p>0.0080725027</text:p>
          </table:table-cell>
          <table:table-cell office:value-type="float" office:value="0.00756237095126" calcext:value-type="float">
            <text:p>0.007562371</text:p>
          </table:table-cell>
          <table:table-cell/>
          <table:table-cell office:value-type="float" office:value="0.00908906311846" calcext:value-type="float">
            <text:p>0.0090890631</text:p>
          </table:table-cell>
          <table:table-cell office:value-type="float" office:value="0.00651482521539" calcext:value-type="float">
            <text:p>0.0065148252</text:p>
          </table:table-cell>
          <table:table-cell office:value-type="float" office:value="0.00789609158266" calcext:value-type="float">
            <text:p>0.0078960916</text:p>
          </table:table-cell>
          <table:table-cell office:value-type="float" office:value="0.00736609115926" calcext:value-type="float">
            <text:p>0.0073660912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p_F:</text:p>
          </table:table-cell>
          <table:table-cell/>
          <table:table-cell table:number-columns-repeated="4" office:value-type="string" calcext:value-type="string">
            <text:p>p_F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1.20245739586" calcext:value-type="float">
            <text:p>1.2024573959</text:p>
          </table:table-cell>
          <table:table-cell office:value-type="float" office:value="1.35090103025" calcext:value-type="float">
            <text:p>1.3509010303</text:p>
          </table:table-cell>
          <table:table-cell table:style-name="ce1" office:value-type="float" office:value="1.36674597033" calcext:value-type="float">
            <text:p>1.3667459703</text:p>
          </table:table-cell>
          <table:table-cell office:value-type="float" office:value="1.46728860427" calcext:value-type="float">
            <text:p>1.4672886043</text:p>
          </table:table-cell>
          <table:table-cell/>
          <table:table-cell office:value-type="float" office:value="1.25016177035" calcext:value-type="float">
            <text:p>1.2501617704</text:p>
          </table:table-cell>
          <table:table-cell office:value-type="float" office:value="2.31432803878" calcext:value-type="float">
            <text:p>2.3143280388</text:p>
          </table:table-cell>
          <table:table-cell office:value-type="float" office:value="3.09107570037" calcext:value-type="float">
            <text:p>3.0910757004</text:p>
          </table:table-cell>
          <table:table-cell office:value-type="float" office:value="2.94132959511" calcext:value-type="float">
            <text:p>2.9413295951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179912929766" calcext:value-type="float">
            <text:p>0.1799129298</text:p>
          </table:table-cell>
          <table:table-cell office:value-type="float" office:value="0.150409963644" calcext:value-type="float">
            <text:p>0.1504099636</text:p>
          </table:table-cell>
          <table:table-cell office:value-type="float" office:value="0.203229414204" calcext:value-type="float">
            <text:p>0.2032294142</text:p>
          </table:table-cell>
          <table:table-cell office:value-type="float" office:value="0.20120117707" calcext:value-type="float">
            <text:p>0.2012011771</text:p>
          </table:table-cell>
          <table:table-cell/>
          <table:table-cell office:value-type="float" office:value="0.443750387774" calcext:value-type="float">
            <text:p>0.4437503878</text:p>
          </table:table-cell>
          <table:table-cell office:value-type="float" office:value="2.46136367847" calcext:value-type="float">
            <text:p>2.4613636785</text:p>
          </table:table-cell>
          <table:table-cell office:value-type="float" office:value="2.73610950882" calcext:value-type="float">
            <text:p>2.7361095088</text:p>
          </table:table-cell>
          <table:table-cell office:value-type="float" office:value="2.4720103871" calcext:value-type="float">
            <text:p>2.4720103871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- Dissipative:</text:p>
          </table:table-cell>
          <table:table-cell/>
          <table:table-cell table:number-columns-repeated="4" office:value-type="string" calcext:value-type="string">
            <text:p>- Dissipative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T:</text:p>
          </table:table-cell>
          <table:table-cell/>
          <table:table-cell table:number-columns-repeated="4" office:value-type="string" calcext:value-type="string">
            <text:p>E_T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0.0848778208269" calcext:value-type="float">
            <text:p>0.0848778208</text:p>
          </table:table-cell>
          <table:table-cell office:value-type="float" office:value="0.0740012217945" calcext:value-type="float">
            <text:p>0.0740012218</text:p>
          </table:table-cell>
          <table:table-cell office:value-type="float" office:value="0.0624204296875" calcext:value-type="float">
            <text:p>0.0624204297</text:p>
          </table:table-cell>
          <table:table-cell office:value-type="float" office:value="0.0633067424467" calcext:value-type="float">
            <text:p>0.0633067424</text:p>
          </table:table-cell>
          <table:table-cell/>
          <table:table-cell office:value-type="float" office:value="0.020652179293" calcext:value-type="float">
            <text:p>0.0206521793</text:p>
          </table:table-cell>
          <table:table-cell office:value-type="float" office:value="0.00939478760232" calcext:value-type="float">
            <text:p>0.0093947876</text:p>
          </table:table-cell>
          <table:table-cell table:style-name="ce1" office:value-type="float" office:value="0.00829776007814" calcext:value-type="float">
            <text:p>0.0082977601</text:p>
          </table:table-cell>
          <table:table-cell office:value-type="float" office:value="0.00911396348477" calcext:value-type="float">
            <text:p>0.0091139635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0793375330488" calcext:value-type="float">
            <text:p>0.0079337533</text:p>
          </table:table-cell>
          <table:table-cell office:value-type="float" office:value="0.004894168606" calcext:value-type="float">
            <text:p>0.0048941686</text:p>
          </table:table-cell>
          <table:table-cell office:value-type="float" office:value="0.00480464556751" calcext:value-type="float">
            <text:p>0.0048046456</text:p>
          </table:table-cell>
          <table:table-cell office:value-type="float" office:value="0.00524997970634" calcext:value-type="float">
            <text:p>0.0052499797</text:p>
          </table:table-cell>
          <table:table-cell/>
          <table:table-cell office:value-type="float" office:value="0.00596076557026" calcext:value-type="float">
            <text:p>0.0059607656</text:p>
          </table:table-cell>
          <table:table-cell office:value-type="float" office:value="0.00319116409962" calcext:value-type="float">
            <text:p>0.0031911641</text:p>
          </table:table-cell>
          <table:table-cell office:value-type="float" office:value="0.00322787044313" calcext:value-type="float">
            <text:p>0.0032278704</text:p>
          </table:table-cell>
          <table:table-cell office:value-type="float" office:value="0.003426602476" calcext:value-type="float">
            <text:p>0.0034266025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G:</text:p>
          </table:table-cell>
          <table:table-cell/>
          <table:table-cell table:number-columns-repeated="4" office:value-type="string" calcext:value-type="string">
            <text:p>E_G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table:style-name="ce1" office:value-type="float" office:value="0.0995733655507" calcext:value-type="float">
            <text:p>0.0995733656</text:p>
          </table:table-cell>
          <table:table-cell office:value-type="float" office:value="0.0913352779301" calcext:value-type="float">
            <text:p>0.0913352779</text:p>
          </table:table-cell>
          <table:table-cell office:value-type="float" office:value="0.0845364967903" calcext:value-type="float">
            <text:p>0.0845364968</text:p>
          </table:table-cell>
          <table:table-cell office:value-type="float" office:value="0.0885925270234" calcext:value-type="float">
            <text:p>0.088592527</text:p>
          </table:table-cell>
          <table:table-cell/>
          <table:table-cell office:value-type="float" office:value="0.0237729763687" calcext:value-type="float">
            <text:p>0.0237729764</text:p>
          </table:table-cell>
          <table:table-cell office:value-type="float" office:value="0.0160880197175" calcext:value-type="float">
            <text:p>0.0160880197</text:p>
          </table:table-cell>
          <table:table-cell office:value-type="float" office:value="0.017655930382" calcext:value-type="float">
            <text:p>0.0176559304</text:p>
          </table:table-cell>
          <table:table-cell office:value-type="float" office:value="0.0172876501193" calcext:value-type="float">
            <text:p>0.0172876501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0969604715723" calcext:value-type="float">
            <text:p>0.0096960472</text:p>
          </table:table-cell>
          <table:table-cell office:value-type="float" office:value="0.00565883972393" calcext:value-type="float">
            <text:p>0.0056588397</text:p>
          </table:table-cell>
          <table:table-cell office:value-type="float" office:value="0.00766876979511" calcext:value-type="float">
            <text:p>0.0076687698</text:p>
          </table:table-cell>
          <table:table-cell office:value-type="float" office:value="0.010680597261" calcext:value-type="float">
            <text:p>0.0106805973</text:p>
          </table:table-cell>
          <table:table-cell/>
          <table:table-cell office:value-type="float" office:value="0.00651964254266" calcext:value-type="float">
            <text:p>0.0065196425</text:p>
          </table:table-cell>
          <table:table-cell office:value-type="float" office:value="0.00704245125875" calcext:value-type="float">
            <text:p>0.0070424513</text:p>
          </table:table-cell>
          <table:table-cell office:value-type="float" office:value="0.00813848540587" calcext:value-type="float">
            <text:p>0.0081384854</text:p>
          </table:table-cell>
          <table:table-cell office:value-type="float" office:value="0.00647416085293" calcext:value-type="float">
            <text:p>0.0064741609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p_F:</text:p>
          </table:table-cell>
          <table:table-cell/>
          <table:table-cell table:number-columns-repeated="4" office:value-type="string" calcext:value-type="string">
            <text:p>p_F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1.18023516775" calcext:value-type="float">
            <text:p>1.1802351678</text:p>
          </table:table-cell>
          <table:table-cell table:style-name="ce1" office:value-type="float" office:value="1.24023293695" calcext:value-type="float">
            <text:p>1.240232937</text:p>
          </table:table-cell>
          <table:table-cell office:value-type="float" office:value="1.36708748137" calcext:value-type="float">
            <text:p>1.3670874814</text:p>
          </table:table-cell>
          <table:table-cell table:style-name="ce1" office:value-type="float" office:value="1.4106860888" calcext:value-type="float">
            <text:p>1.4106860888</text:p>
          </table:table-cell>
          <table:table-cell/>
          <table:table-cell office:value-type="float" office:value="1.21050577737" calcext:value-type="float">
            <text:p>1.2105057774</text:p>
          </table:table-cell>
          <table:table-cell office:value-type="float" office:value="2.47832690934" calcext:value-type="float">
            <text:p>2.4783269093</text:p>
          </table:table-cell>
          <table:table-cell office:value-type="float" office:value="3.07521083361" calcext:value-type="float">
            <text:p>3.0752108336</text:p>
          </table:table-cell>
          <table:table-cell office:value-type="float" office:value="2.5087035728" calcext:value-type="float">
            <text:p>2.5087035728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136244941555" calcext:value-type="float">
            <text:p>0.1362449416</text:p>
          </table:table-cell>
          <table:table-cell office:value-type="float" office:value="0.118024707982" calcext:value-type="float">
            <text:p>0.118024708</text:p>
          </table:table-cell>
          <table:table-cell office:value-type="float" office:value="0.196021483593" calcext:value-type="float">
            <text:p>0.1960214836</text:p>
          </table:table-cell>
          <table:table-cell office:value-type="float" office:value="0.219197373069" calcext:value-type="float">
            <text:p>0.2191973731</text:p>
          </table:table-cell>
          <table:table-cell/>
          <table:table-cell office:value-type="float" office:value="0.361705400845" calcext:value-type="float">
            <text:p>0.3617054008</text:p>
          </table:table-cell>
          <table:table-cell office:value-type="float" office:value="2.59406502944" calcext:value-type="float">
            <text:p>2.5940650294</text:p>
          </table:table-cell>
          <table:table-cell office:value-type="float" office:value="2.77589063327" calcext:value-type="float">
            <text:p>2.7758906333</text:p>
          </table:table-cell>
          <table:table-cell office:value-type="float" office:value="1.76778178359" calcext:value-type="float">
            <text:p>1.7677817836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- Random:</text:p>
          </table:table-cell>
          <table:table-cell/>
          <table:table-cell table:number-columns-repeated="4" office:value-type="string" calcext:value-type="string">
            <text:p>- Random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T:</text:p>
          </table:table-cell>
          <table:table-cell/>
          <table:table-cell table:number-columns-repeated="4" office:value-type="string" calcext:value-type="string">
            <text:p>E_T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0.087398233371" calcext:value-type="float">
            <text:p>0.0873982334</text:p>
          </table:table-cell>
          <table:table-cell office:value-type="float" office:value="0.0720682429149" calcext:value-type="float">
            <text:p>0.0720682429</text:p>
          </table:table-cell>
          <table:table-cell table:style-name="ce4" office:value-type="float" office:value="0.0630009763277" calcext:value-type="float">
            <text:p>0.0630009763</text:p>
          </table:table-cell>
          <table:table-cell office:value-type="float" office:value="0.0607743670036" calcext:value-type="float">
            <text:p>0.060774367</text:p>
          </table:table-cell>
          <table:table-cell/>
          <table:table-cell table:style-name="ce1" office:value-type="float" office:value="0.0186263894652" calcext:value-type="float">
            <text:p>0.0186263895</text:p>
          </table:table-cell>
          <table:table-cell table:style-name="ce1" office:value-type="float" office:value="0.00937290972038" calcext:value-type="float">
            <text:p>0.0093729097</text:p>
          </table:table-cell>
          <table:table-cell office:value-type="float" office:value="0.00886477754764" calcext:value-type="float">
            <text:p>0.0088647775</text:p>
          </table:table-cell>
          <table:table-cell office:value-type="float" office:value="0.00841890881956" calcext:value-type="float">
            <text:p>0.0084189088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0838712592655" calcext:value-type="float">
            <text:p>0.0083871259</text:p>
          </table:table-cell>
          <table:table-cell office:value-type="float" office:value="0.00673567345649" calcext:value-type="float">
            <text:p>0.0067356735</text:p>
          </table:table-cell>
          <table:table-cell office:value-type="float" office:value="0.0060183941468" calcext:value-type="float">
            <text:p>0.0060183941</text:p>
          </table:table-cell>
          <table:table-cell office:value-type="float" office:value="0.00423674499688" calcext:value-type="float">
            <text:p>0.004236745</text:p>
          </table:table-cell>
          <table:table-cell/>
          <table:table-cell office:value-type="float" office:value="0.00690377982035" calcext:value-type="float">
            <text:p>0.0069037798</text:p>
          </table:table-cell>
          <table:table-cell office:value-type="float" office:value="0.00322232096511" calcext:value-type="float">
            <text:p>0.003222321</text:p>
          </table:table-cell>
          <table:table-cell office:value-type="float" office:value="0.00308016751326" calcext:value-type="float">
            <text:p>0.0030801675</text:p>
          </table:table-cell>
          <table:table-cell office:value-type="float" office:value="0.00269533717414" calcext:value-type="float">
            <text:p>0.0026953372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E_G:</text:p>
          </table:table-cell>
          <table:table-cell/>
          <table:table-cell table:number-columns-repeated="4" office:value-type="string" calcext:value-type="string">
            <text:p>E_G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office:value-type="float" office:value="0.102462805158" calcext:value-type="float">
            <text:p>0.1024628052</text:p>
          </table:table-cell>
          <table:table-cell office:value-type="float" office:value="0.0913923187233" calcext:value-type="float">
            <text:p>0.0913923187</text:p>
          </table:table-cell>
          <table:table-cell office:value-type="float" office:value="0.0856678692265" calcext:value-type="float">
            <text:p>0.0856678692</text:p>
          </table:table-cell>
          <table:table-cell table:style-name="ce1" office:value-type="float" office:value="0.0866902395139" calcext:value-type="float">
            <text:p>0.0866902395</text:p>
          </table:table-cell>
          <table:table-cell/>
          <table:table-cell table:style-name="ce1" office:value-type="float" office:value="0.0193886904341" calcext:value-type="float">
            <text:p>0.0193886904</text:p>
          </table:table-cell>
          <table:table-cell office:value-type="float" office:value="0.0162559517458" calcext:value-type="float">
            <text:p>0.0162559517</text:p>
          </table:table-cell>
          <table:table-cell office:value-type="float" office:value="0.0170610056305" calcext:value-type="float">
            <text:p>0.0170610056</text:p>
          </table:table-cell>
          <table:table-cell table:style-name="ce1" office:value-type="float" office:value="0.016701112806" calcext:value-type="float">
            <text:p>0.0167011128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0117366501121" calcext:value-type="float">
            <text:p>0.0117366501</text:p>
          </table:table-cell>
          <table:table-cell office:value-type="float" office:value="0.00490452534872" calcext:value-type="float">
            <text:p>0.0049045253</text:p>
          </table:table-cell>
          <table:table-cell office:value-type="float" office:value="0.0104445967541" calcext:value-type="float">
            <text:p>0.0104445968</text:p>
          </table:table-cell>
          <table:table-cell office:value-type="float" office:value="0.00747282352305" calcext:value-type="float">
            <text:p>0.0074728235</text:p>
          </table:table-cell>
          <table:table-cell/>
          <table:table-cell office:value-type="float" office:value="0.00760580033775" calcext:value-type="float">
            <text:p>0.0076058003</text:p>
          </table:table-cell>
          <table:table-cell office:value-type="float" office:value="0.0067058631887" calcext:value-type="float">
            <text:p>0.0067058632</text:p>
          </table:table-cell>
          <table:table-cell office:value-type="float" office:value="0.00761394103315" calcext:value-type="float">
            <text:p>0.007613941</text:p>
          </table:table-cell>
          <table:table-cell office:value-type="float" office:value="0.00650536688231" calcext:value-type="float">
            <text:p>0.0065053669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p_F:</text:p>
          </table:table-cell>
          <table:table-cell/>
          <table:table-cell table:number-columns-repeated="4" office:value-type="string" calcext:value-type="string">
            <text:p>p_F: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Mean squared error: </text:p>
          </table:table-cell>
          <table:table-cell/>
          <table:table-cell table:number-columns-repeated="4" office:value-type="string" calcext:value-type="string">
            <text:p>Mean squared error: </text:p>
          </table:table-cell>
          <table:table-cell table:number-columns-repeated="15"/>
        </table:table-row>
        <table:table-row table:style-name="ro1">
          <table:table-cell table:style-name="ce1" office:value-type="float" office:value="1.17802955331" calcext:value-type="float">
            <text:p>1.1780295533</text:p>
          </table:table-cell>
          <table:table-cell office:value-type="float" office:value="1.28020648867" calcext:value-type="float">
            <text:p>1.2802064887</text:p>
          </table:table-cell>
          <table:table-cell office:value-type="float" office:value="1.37221453734" calcext:value-type="float">
            <text:p>1.3722145373</text:p>
          </table:table-cell>
          <table:table-cell office:value-type="float" office:value="1.43739789275" calcext:value-type="float">
            <text:p>1.4373978928</text:p>
          </table:table-cell>
          <table:table-cell/>
          <table:table-cell table:style-name="ce1" office:value-type="float" office:value="1.11046472572" calcext:value-type="float">
            <text:p>1.1104647257</text:p>
          </table:table-cell>
          <table:table-cell office:value-type="float" office:value="2.26358824662" calcext:value-type="float">
            <text:p>2.2635882466</text:p>
          </table:table-cell>
          <table:table-cell office:value-type="float" office:value="2.68828159022" calcext:value-type="float">
            <text:p>2.6882815902</text:p>
          </table:table-cell>
          <table:table-cell table:style-name="ce1" office:value-type="float" office:value="2.48061234126" calcext:value-type="float">
            <text:p>2.4806123413</text:p>
          </table:table-cell>
          <table:table-cell table:number-columns-repeated="15"/>
        </table:table-row>
        <table:table-row table:style-name="ro1">
          <table:table-cell table:number-columns-repeated="4" office:value-type="string" calcext:value-type="string">
            <text:p>Standard deviation: </text:p>
          </table:table-cell>
          <table:table-cell/>
          <table:table-cell table:number-columns-repeated="4" office:value-type="string" calcext:value-type="string">
            <text:p>Standard deviation: </text:p>
          </table:table-cell>
          <table:table-cell table:number-columns-repeated="15"/>
        </table:table-row>
        <table:table-row table:style-name="ro1">
          <table:table-cell office:value-type="float" office:value="0.135222641743" calcext:value-type="float">
            <text:p>0.1352226417</text:p>
          </table:table-cell>
          <table:table-cell office:value-type="float" office:value="0.147501703038" calcext:value-type="float">
            <text:p>0.147501703</text:p>
          </table:table-cell>
          <table:table-cell office:value-type="float" office:value="0.214361936015" calcext:value-type="float">
            <text:p>0.214361936</text:p>
          </table:table-cell>
          <table:table-cell office:value-type="float" office:value="0.192841225625" calcext:value-type="float">
            <text:p>0.1928412256</text:p>
          </table:table-cell>
          <table:table-cell/>
          <table:table-cell office:value-type="float" office:value="0.414793162565" calcext:value-type="float">
            <text:p>0.4147931626</text:p>
          </table:table-cell>
          <table:table-cell office:value-type="float" office:value="1.84963475296" calcext:value-type="float">
            <text:p>1.849634753</text:p>
          </table:table-cell>
          <table:table-cell office:value-type="float" office:value="2.43632074494" calcext:value-type="float">
            <text:p>2.4363207449</text:p>
          </table:table-cell>
          <table:table-cell office:value-type="float" office:value="1.63585207364" calcext:value-type="float">
            <text:p>1.6358520736</text:p>
          </table:table-cell>
          <table:table-cell table:number-columns-repeated="15"/>
        </table:table-row>
        <table:table-row table:style-name="ro1" table:number-rows-repeated="96">
          <table:table-cell table:number-columns-repeated="24"/>
        </table:table-row>
        <table:table-row table:style-name="ro1">
          <table:table-cell/>
          <table:table-cell table:style-name="ce3"/>
          <table:table-cell table:number-columns-repeated="22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table:style-name="ce3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3"/>
          <table:table-cell table:number-columns-repeated="22"/>
        </table:table-row>
        <table:table-row table:style-name="ro1">
          <table:table-cell/>
          <table:table-cell table:style-name="ce3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00/00/00</text:date>, <text:time style:data-style-name="N2" text:time-value="10:01:56.349547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2:28:40.910325844</meta:creation-date>
    <dc:date>2017-10-29T12:43:38.550832841</dc:date>
    <meta:editing-duration>P1DT17H9M31S</meta:editing-duration>
    <meta:editing-cycles>26</meta:editing-cycles>
    <meta:generator>LibreOffice/5.1.6.2$Linux_X86_64 LibreOffice_project/10m0$Build-2</meta:generator>
    <meta:document-statistic meta:table-count="1" meta:cell-count="522" meta:object-count="0"/>
  </office:meta>
</office:document-meta>
</file>